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ListParagraph" style:list-style-name="LFO1" style:family="paragraph">
      <style:text-properties fo:language="fr" fo:country="FR"/>
    </style:style>
    <style:style style:name="P19" style:parent-style-name="ListParagraph" style:list-style-name="LFO1" style:family="paragraph">
      <style:text-properties fo:language="fr" fo:country="FR"/>
    </style:style>
    <style:style style:name="P20" style:parent-style-name="ListParagraph" style:list-style-name="LFO1" style:family="paragraph">
      <style:text-properties fo:language="fr" fo:country="FR"/>
    </style:style>
    <style:style style:name="P21" style:parent-style-name="ListParagraph" style:list-style-name="LFO1" style:family="paragraph">
      <style:text-properties fo:language="fr" fo:country="FR"/>
    </style:style>
    <style:style style:name="P22" style:parent-style-name="ListParagraph" style:list-style-name="LFO1" style:family="paragraph">
      <style:text-properties fo:language="fr" fo:country="FR"/>
    </style:style>
    <style:style style:name="P23" style:parent-style-name="ListParagraph" style:list-style-name="LFO1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ListParagraph" style:list-style-name="LFO2" style:family="paragraph">
      <style:text-properties fo:language="fr" fo:country="FR"/>
    </style:style>
    <style:style style:name="P28" style:parent-style-name="ListParagraph" style:list-style-name="LFO2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ListParagraph" style:list-style-name="LFO2" style:family="paragraph">
      <style:text-properties fo:language="fr" fo:country="FR"/>
    </style:style>
    <style:style style:name="P31" style:parent-style-name="ListParagraph" style:list-style-name="LFO2" style:family="paragraph">
      <style:text-properties fo:language="fr" fo:country="FR"/>
    </style:style>
    <style:style style:name="P32" style:parent-style-name="ListParagraph" style:list-style-name="LFO2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P35" style:parent-style-name="ListParagraph" style:list-style-name="LFO2" style:family="paragraph">
      <style:text-properties fo:language="fr" fo:country="FR"/>
    </style:style>
    <style:style style:name="P36" style:parent-style-name="ListParagraph" style:list-style-name="LFO2" style:family="paragraph">
      <style:text-properties fo:language="fr" fo:country="FR"/>
    </style:style>
    <style:style style:name="P37" style:parent-style-name="ListParagraph" style:list-style-name="LFO2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ListParagraph" style:list-style-name="LFO2" style:family="paragraph">
      <style:text-properties fo:language="fr" fo:country="FR"/>
    </style:style>
    <style:style style:name="P40" style:parent-style-name="ListParagraph" style:list-style-name="LFO2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ListParagraph" style:list-style-name="LFO2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ListParagraph" style:list-style-name="LFO2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T47" style:parent-style-name="DefaultParagraphFont" style:family="text">
      <style:text-properties fo:language="fr" fo:country="FR"/>
    </style:style>
    <style:style style:name="P48" style:parent-style-name="Normal" style:family="paragraph">
      <style:text-properties fo:font-weight="bold" style:font-weight-asian="bold" fo:language="fr" fo:country="FR"/>
    </style:style>
    <style:style style:name="P49" style:parent-style-name="Normal" style:family="paragraph">
      <style:text-properties fo:font-weight="bold" style:font-weight-asian="bold" fo:language="fr" fo:country="FR"/>
    </style:style>
  </office:automatic-styles>
  <office:body>
    <office:text text:use-soft-page-breaks="true">
      <text:p text:style-name="P1">-Principes comptables fondamentaux</text:p>
      <text:p text:style-name="P2"/>
      <text:p text:style-name="P3">Calendrier d’arrêté des comptes <text:s/>dans une SA avec ConseilAdm non côté :</text:p>
      <text:p text:style-name="P4"><text:tab/>-l’assemblée a lieu 6 mois avant la clôture</text:p>
      <text:p text:style-name="P5"><text:s/>Dans un gpe côté :</text:p>
      <text:p text:style-name="P6"/>
      <text:p text:style-name="P7">Anticiper, dès juin de nouvelles réglementations (car en Aout on commence à préparer le budget de l’année prochaine, donc il faut mesurer l’impact des nouvelles réglementations comptables )</text:p>
      <text:p text:style-name="P8">Octobre ; zones grises à identifier (risques, procés, dépréciations…)</text:p>
      <text:p text:style-name="P9">Nov : résoudre les pbs posés par les zones grises<text:s/></text:p>
      <text:p text:style-name="P10">Créer un partenariat avec les auditeurs</text:p>
      <text:p text:style-name="P11">Sécuriser les systèmes d’information</text:p>
      <text:p text:style-name="P12">Rédiger les procédures<text:s/></text:p>
      <text:p text:style-name="P13">Former les équipes (pas de clôture avec les gens qui n’ont en pas fait)</text:p>
      <text:p text:style-name="P14">Contrôler la réalisation de chaque étape</text:p>
      <text:p text:style-name="P15"/>
      <text:p text:style-name="P16">Acteurs de la gouvernance :</text:p>
      <text:p text:style-name="P17">Gouvernance= ensemble de lois de processus etc qui encadrent la manière dont l’entreprise est</text:p>
      <text:list text:style-name="LFO1" text:continue-numbering="true">
        <text:list-item>
          <text:p text:style-name="P18">CA – Direction – Controles externes</text:p>
        </text:list-item>
        <text:list-item>
          <text:p text:style-name="P19">Direction de l’audit interne (Plan d’Audit annuel) et (Interventions à la demande)</text:p>
        </text:list-item>
        <text:list-item>
          <text:p text:style-name="P20">Autres Fonctions de contrôle : Enquêtes et investigation, gestion des moyens de protection</text:p>
        </text:list-item>
        <text:list-item>
          <text:p text:style-name="P21">Controles au sein du processus</text:p>
        </text:list-item>
        <text:list-item>
          <text:p text:style-name="P22">Integrité et ETHIQUE, style de management, Competences et politique RH</text:p>
        </text:list-item>
        <text:list-item>
          <text:p text:style-name="P23">^Dispositifs transverses &lt;&lt;Entity Level Controls&gt;&gt;<text:s/></text:p>
        </text:list-item>
      </text:list>
      <text:p text:style-name="P24"/>
      <text:p text:style-name="P25">Contrôle Interne :<text:s/></text:p>
      <text:p text:style-name="P26">Ses acteurs : - Direction générale : assume la responsabilité ultime du C I</text:p>
      <text:list text:style-name="LFO2" text:continue-numbering="true">
        <text:list-item>
          <text:p text:style-name="P27">Management de l’entreprise (dont on fait tous partie) : contribuant</text:p>
        </text:list-item>
        <text:list-item>
          <text:p text:style-name="P28">C A : Surveille et pilote les activités de l’entreprise</text:p>
        </text:list-item>
      </text:list>
      <text:p text:style-name="P29">Notre contribution personnelle :</text:p>
      <text:list text:style-name="LFO2" text:continue-numbering="true">
        <text:list-item>
          <text:p text:style-name="P30">Quels sont les risques que je gère</text:p>
        </text:list-item>
        <text:list-item>
          <text:p text:style-name="P31">Les systèmes d’information permettent-ils de gérer les risques ?</text:p>
        </text:list-item>
        <text:list-item>
          <text:p text:style-name="P32">Segregation of duties (la personne qui enregistre la facture ne l’encaisse pas etc)</text:p>
        </text:list-item>
      </text:list>
      <text:p text:style-name="P33"/>
      <text:soft-page-break/>
      <text:p text:style-name="P34">Mission d’audit légal :<text:s/></text:p>
      <text:list text:style-name="LFO2" text:continue-numbering="true">
        <text:list-item>
          <text:p text:style-name="P35">Cadre légal de la mission de CAC : code du commerce (art. L823-9) et NEP 2000 de la CNCC</text:p>
        </text:list-item>
        <text:list-item>
          <text:p text:style-name="P36"><text:s/>Commissaire aux comptes ??</text:p>
        </text:list-item>
        <text:list-item>
          <text:p text:style-name="P37">Objectif du rapport <text:s/>sur les comptes :<text:s/>Certifier la validité</text:p>
        </text:list-item>
      </text:list>
      <text:p text:style-name="P38">Désignation d’un commissaire aux comptes :<text:s/>c’est un investissement !!</text:p>
      <text:list text:style-name="LFO2" text:continue-numbering="true">
        <text:list-item>
          <text:p text:style-name="P39">Obligatoire pour les SA et les SCA (commandite par actions : ex banque lazare, michelin)</text:p>
        </text:list-item>
        <text:list-item>
          <text:p text:style-name="P40">Obligatoire pour les SAS : celles (à compter de 2009) vérifiant …</text:p>
        </text:list-item>
      </text:list>
      <text:p text:style-name="P41">Mandat et fonctions du CAC :</text:p>
      <text:list text:style-name="LFO2" text:continue-numbering="true">
        <text:list-item>
          <text:p text:style-name="P42">Légale : 6 exercices et non 6 années (rotation de l’auditeur associé signataire dans les sociétés cotés)</text:p>
        </text:list-item>
      </text:list>
      <text:p text:style-name="P43">Notion <text:s/>de groupe :</text:p>
      <text:list text:style-name="LFO2" text:continue-numbering="true">
        <text:list-item>
          <text:p text:style-name="P44">Entités AD-HOC ?<text:s/></text:p>
        </text:list-item>
      </text:list>
      <text:p text:style-name="P45"/>
      <text:p text:style-name="P46"/>
      <text:p text:style-name="Normal"><text:span text:style-name="T47">Le GoodWill = excédent du prix payé par rapport à la juste valeur des actifs<text:s/></text:span></text:p>
      <text:p text:style-name="Normal"/>
      <text:p text:style-name="Normal"/>
      <text:p text:style-name="Normal"/>
      <text:p text:style-name="P48">Gestion d’Entreprise : cas des Startups :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17-11-14T14:07:00Z</meta:creation-date>
    <dc:date>2017-11-15T17:06:00Z</dc:date>
    <meta:template xlink:href="Normal" xlink:type="simple"/>
    <meta:editing-cycles>1</meta:editing-cycles>
    <meta:editing-duration>PT35940S</meta:editing-duration>
    <meta:document-statistic meta:page-count="2" meta:paragraph-count="4" meta:word-count="350" meta:character-count="2347" meta:row-count="16" meta:non-whitespace-character-count="2001"/>
  </office:meta>
</office:document-meta>
</file>